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2 März 1990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991-11-12" calcext:value-type="date">
            <text:p>1991-11-1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992-11-13" calcext:value-type="date">
            <text:p>1992-11-1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1 März 1111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991-11-12" calcext:value-type="date">
            <text:p>1991-11-1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992-11-13" calcext:value-type="date">
            <text:p>1992-11-1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style-name="ce1" office:value-type="string" calcext:value-type="string">
            <text:p>13 März 1000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1:40:05.790119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2-09T11:41:05.896992531</dc:date>
    <meta:editing-duration>PT26M29S</meta:editing-duration>
    <meta:editing-cycles>11</meta:editing-cycles>
    <meta:generator>LibreOffice/6.0.7.3$Linux_X86_64 LibreOffice_project/00m0$Build-3</meta:generator>
    <meta:document-statistic meta:table-count="1" meta:cell-count="40" meta:object-count="0"/>
  </office:meta>
</office:document-meta>
</file>